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158d9e" officeooo:paragraph-rsid="00158d9e" style:font-size-asian="12pt" style:font-size-complex="12pt"/>
    </style:style>
    <style:style style:name="P2" style:family="paragraph" style:parent-style-name="Preformatted_20_Text">
      <style:paragraph-properties fo:line-height="150%" fo:text-align="justify" style:justify-single-word="false"/>
      <style:text-properties style:font-name="Times New Roman" fo:font-size="12pt" officeooo:rsid="00158d9e" officeooo:paragraph-rsid="00158d9e" style:font-size-asian="12pt" style:font-size-complex="12pt"/>
    </style:style>
    <style:style style:name="P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style:font-name="Times New Roman" fo:font-size="12pt" officeooo:rsid="00158d9e" officeooo:paragraph-rsid="0025dd70" style:font-size-asian="12pt" style:font-size-complex="12pt"/>
    </style:style>
    <style:style style:name="P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style:font-name="Times New Roman" fo:font-size="12pt" officeooo:rsid="00158d9e" officeooo:paragraph-rsid="00158d9e" style:font-size-asian="12pt" style:font-size-complex="12pt"/>
    </style:style>
    <style:style style:name="P5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/>
      <style:text-properties style:font-name="Times New Roman" fo:font-size="12pt" officeooo:rsid="00158d9e" officeooo:paragraph-rsid="00158d9e" style:font-size-asian="12pt" style:font-size-complex="12pt"/>
    </style:style>
    <style:style style:name="P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158d9e" officeooo:paragraph-rsid="00189ad4" style:font-size-asian="12pt" style:font-size-complex="12pt"/>
    </style:style>
    <style:style style:name="P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1a5d1a" officeooo:paragraph-rsid="001a5d1a" style:font-size-asian="12pt" style:font-size-complex="12pt"/>
    </style:style>
    <style:style style:name="P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1cde22" officeooo:paragraph-rsid="00158d9e" style:font-size-asian="12pt" style:font-size-complex="12pt"/>
    </style:style>
    <style:style style:name="P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1f8097" officeooo:paragraph-rsid="0027f751" style:font-size-asian="12pt" style:font-size-complex="12pt"/>
    </style:style>
    <style:style style:name="P1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1e5f84" officeooo:paragraph-rsid="0027f751" style:font-size-asian="12pt" style:font-size-complex="12pt"/>
    </style:style>
    <style:style style:name="P1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style:font-name="Times New Roman" fo:font-size="12pt" officeooo:rsid="00158d9e" officeooo:paragraph-rsid="002d8964" style:font-size-asian="12pt" style:font-size-complex="12pt"/>
    </style:style>
    <style:style style:name="T1" style:family="text">
      <style:text-properties officeooo:rsid="0017312a"/>
    </style:style>
    <style:style style:name="T2" style:family="text">
      <style:text-properties officeooo:rsid="00189ad4"/>
    </style:style>
    <style:style style:name="T3" style:family="text">
      <style:text-properties officeooo:rsid="001b63e7"/>
    </style:style>
    <style:style style:name="T4" style:family="text">
      <style:text-properties officeooo:rsid="001e5f84"/>
    </style:style>
    <style:style style:name="T5" style:family="text">
      <style:text-properties officeooo:rsid="00296e55"/>
    </style:style>
    <style:style style:name="T6" style:family="text">
      <style:text-properties officeooo:rsid="002ccb0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ТЗЫВ</text:p>
      <text:p text:style-name="P1">руководителя на <text:span text:style-name="T6">выпускную квалификационную</text:span> работу</text:p>
      <text:p text:style-name="P2"/>
      <text:p text:style-name="P5">Студент<text:span text:style-name="T5">а</text:span> гр.722</text:p>
      <text:p text:style-name="P4">Мейта Марины Валерьевны</text:p>
      <text:p text:style-name="P3">Томского государственного университета систем управления и радиоэлектроники (ТУСУР)</text:p>
      <text:p text:style-name="P11">Наименование темы <text:span text:style-name="T6">выпускной квалификационной</text:span> работы: Определение авторства исходного кода.</text:p>
      <text:p text:style-name="P8"/>
      <text:p text:style-name="P9">Работа представляет собой <text:span text:style-name="T4">самостоятельное законченное исследование по теме определения авторства исходного кода программ </text:span>на языке С/С++.<text:span text:style-name="T4"> В процессе выполнения работы применялись современные методы и подходы машинного обучения, были успешно выполнены все поставленные задачи, произведен подробный обзор существующих научных исследований в области деанонимизации программистов, а также грамотно представлены полученные результаты </text:span>классификации авторов, сформулированы выводы по итогам работы<text:span text:style-name="T4">. </text:span></text:p>
      <text:p text:style-name="P10">Студент<text:span text:style-name="T5">ом</text:span> были продемонстрированы отличные навыки аналитического мышления, работы с научно-техническими источниками информации на иностранном языке, а также способность успешно применять языки, системы и инструментальные средства программирования для решения профессиональных задач.</text:p>
      <text:p text:style-name="P7"><text:span text:style-name="T3">Работа выполнена на высоком теоретическом и практическом уровнях, о</text:span>формление <text:s/><text:span text:style-name="T3">с</text:span>оответств<text:span text:style-name="T3">ует</text:span> требуемым стандартам.</text:p>
      <text:p text:style-name="P6">Выпускная квалификационная работа заслуживает оценку «<text:span text:style-name="T2">отлично</text:span>», а студент Мейта М.В. присвоения квалификации <text:span text:style-name="T1">специалиста по защите информации. </text:span></text:p>
      <text:p text:style-name="P2"/>
      <text:p text:style-name="P2">Романов Александр Сергеевич, кандидат технических наук, доцент кафедры БИС</text:p>
      <text:p text:style-name="P2">«___»___________2017 г.<text:tab/><text:tab/><text:tab/><text:tab/><text:tab/>Подпись _________________________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0T21:28:52.991481805</dc:date>
    <meta:editing-duration>PT21H14M20S</meta:editing-duration>
    <meta:editing-cycles>18</meta:editing-cycles>
    <meta:generator>LibreOffice/5.2.2.2$Linux_X86_64 LibreOffice_project/20m0$Build-2</meta:generator>
    <meta:document-statistic meta:table-count="0" meta:image-count="0" meta:object-count="0" meta:page-count="1" meta:paragraph-count="12" meta:word-count="155" meta:character-count="1429" meta:non-whitespace-character-count="1279"/>
  </office:meta>
</office:document-meta>
</file>